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P3" style:parent-style-name="Normal" style:family="paragraph">
      <style:paragraph-properties fo:margin-left="0.25in">
        <style:tab-stops/>
      </style:paragraph-properties>
    </style:style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ho are the top 5 Salespersons as measured by the total quantity ordered and the average discount applied? Include in your report the employee id and their full name.</text:p>
        </text:list-item>
      </text:list>
      <text:p text:style-name="P2">SELECT DISTINCT emp.employeeid,<text:s/>CONCAT(emp.firstname, ' ', emp.lastname) as full_name,</text:p>
      <text:p text:style-name="P3">SUM(ode.quantity) as total_quantity_ordered,</text:p>
      <text:p text:style-name="P4">dense_rank() over(order by sum(ode.quantity)desc), avg(ode.discount),</text:p>
      <text:p text:style-name="P5">dense_rank() over(order by avg(discount)desc)</text:p>
      <text:p text:style-name="P6">FROM employees as emp, orders as ord, order_details as ode</text:p>
      <text:p text:style-name="P7">WHERE emp.employeeid = ord.employeeid AND ord.orderid = ode.orderid</text:p>
      <text:p text:style-name="P8">GROUP BY emp.employeeid</text:p>
      <text:p text:style-name="P9">LIMIT 5;</text:p>
      <text:list text:style-name="LFO1" text:continue-numbering="true">
        <text:list-item>
          <text:p text:style-name="P10">Identify the most popular shipping method. Use the sort to answer both of the following requests in separate executions.</text:p>
        </text:list-item>
      </text:list>
      <text:p text:style-name="ListParagraph">• First, evaluate by the cost of the freight.</text:p>
      <text:p text:style-name="ListParagraph">• Second, evaluate by the quantity of line items ordered.</text:p>
      <text:p text:style-name="Normal">SELECT shi.companyname as ship_method,<text:s/>SUM(ord.freight)::NUMERIC::MONEY</text:p>
      <text:p text:style-name="Normal">DENSE_RANK()OVER(ORDER BY SUM(ord.freight) DESC) AS rank</text:p>
      <text:p text:style-name="Normal">FROM orders as ord, shippers as shi</text:p>
      <text:p text:style-name="Normal">WHERE ord.shipvia = shi.shipperid</text:p>
      <text:p text:style-name="Normal">GROUP BY<text:s/>shi.companyname</text:p>
      <text:p text:style-name="Normal">Second, evaluate by the quantity of line items ordered.</text:p>
      <text:p text:style-name="Normal">SELECT tb2.companyname,<text:s/></text:p>
      <text:p text:style-name="Normal">SUM(tb3.quantity),</text:p>
      <text:p text:style-name="Normal">DENSE_RANK()OVER(ORDER BY SUM(tb3.quantity) DESC) AS rank</text:p>
      <text:p text:style-name="Normal">FROM orders AS tb1<text:s/></text:p>
      <text:p text:style-name="Normal">JOIN shippers AS tb2 ON tb1.shipvia = tb2.shipperid</text:p>
      <text:p text:style-name="Normal">JOIN order_details AS tb3 ON tb1.orderid = tb3.orderid</text:p>
      <text:p text:style-name="Normal">GROUP BY tb2.companyname;</text:p>
      <text:p text:style-name="Normal"/>
      <text:p text:style-name="Normal">--The VP of Product Management has asked for information on the</text:p>
      <text:p text:style-name="Normal">--number of products orders being shipped to different countries.</text:p>
      <text:soft-page-break/>
      <text:p text:style-name="Normal">--Summarize and sort by quantity of items ordered.</text:p>
      <text:p text:style-name="Normal"/>
      <text:p text:style-name="Normal">SELECT tb1.shipcountry,</text:p>
      <text:p text:style-name="Normal">SUM(tb2.quantity) AS qty_ordered,</text:p>
      <text:p text:style-name="Normal">DENSE_RANK()OVER(ORDER BY SUM(tb2.quantity) DESC) AS rank</text:p>
      <text:p text:style-name="Normal">FROM orders AS tb1 JOIN order_details AS tb2 ON tb2.orderid = tb1.orderid</text:p>
      <text:p text:style-name="Normal">GROUP BY tb1.shipcountry</text:p>
      <text:p text:style-name="Normal">ORDER BY qty_ordered DESC;</text:p>
      <text:p text:style-name="Normal"/>
      <text:p text:style-name="Normal">--Launching from these insights, the analytics team is requesting that you</text:p>
      <text:p text:style-name="Normal">--identify the lowest 3 performers in each country. Include ranking ties.</text:p>
      <text:p text:style-name="Normal">-- 3 lowest regions in each country, in terms of quantity of items ordered:</text:p>
      <text:p text:style-name="Normal">SELECT *</text:p>
      <text:p text:style-name="Normal">FROM(</text:p>
      <text:p text:style-name="Normal">SELECT tb1.shipcountry,<text:s/></text:p>
      <text:p text:style-name="Normal">tb1.shipregion,</text:p>
      <text:p text:style-name="Normal">DENSE_RANK()OVER(PARTITION BY tb1.shipcountry ORDER BY SUM(tb2.quantity)) AS rank</text:p>
      <text:p text:style-name="Normal">FROM orders AS tb1</text:p>
      <text:p text:style-name="Normal">JOIN order_details AS tb2</text:p>
      <text:p text:style-name="Normal">ON tb2.orderid = tb1.orderid</text:p>
      <text:p text:style-name="Normal">GROUP BY tb1.shipcountry,<text:s/></text:p>
      <text:p text:style-name="Normal">tb1.shipregion) AS country_region_rank</text:p>
      <text:p text:style-name="Normal">WHERE rank &lt;=3;</text:p>
      <text:p text:style-name="Normal"/>
      <text:p text:style-name="Normal">How many purchases did our top ten customers (companies) place?</text:p>
      <text:p text:style-name="Normal">SELECT tb2.companyname,</text:p>
      <text:p text:style-name="Normal">COUNT(tb1.customerid) AS count_purchases</text:p>
      <text:p text:style-name="Normal">FROM orders AS tb1</text:p>
      <text:p text:style-name="Normal">JOIN customers AS tb2</text:p>
      <text:soft-page-break/>
      <text:p text:style-name="Normal">ON tb2.customerid = tb1.customerid</text:p>
      <text:p text:style-name="Normal">GROUP BY tb2.companyname</text:p>
      <text:p text:style-name="Normal">ORDER BY count_purchases DESC</text:p>
      <text:p text:style-name="Normal">LIMIT 10;</text:p>
      <text:p text:style-name="Normal"/>
      <text:p text:style-name="Normal">--Report on the top ten companies, based on the quantity of orders.</text:p>
      <text:p text:style-name="Normal">--Calculate the total profitability of their orders considering unit price,</text:p>
      <text:p text:style-name="Normal">--quantity ordered, discount applied and the cost of the freight. Include in</text:p>
      <text:p text:style-name="Normal">--the output, the quantity of suppliers fulfilling the orders.</text:p>
      <text:p text:style-name="Normal">--Due to query execution cost policies, limit the query to joining no more</text:p>
      <text:p text:style-name="Normal">--than 3 Tables.</text:p>
      <text:p text:style-name="Normal"/>
      <text:p text:style-name="Normal">SELECT tb2.companyname,</text:p>
      <text:p text:style-name="Normal">COUNT(tb1.customerid) AS count_purchases,</text:p>
      <text:p text:style-name="Normal">(SUM(tb3.unitprice*tb3.quantity*(1-tb3.discount))-SUM(tb1.freight))::numeric::money AS profitability,</text:p>
      <text:p text:style-name="Normal">COUNT(DISTINCT tb1.shipvia) AS count_distinct_suppliers</text:p>
      <text:p text:style-name="Normal">FROM orders AS tb1</text:p>
      <text:p text:style-name="Normal">JOIN customers AS tb2</text:p>
      <text:p text:style-name="Normal">ON tb2.customerid = tb1.customerid</text:p>
      <text:p text:style-name="Normal">JOIN order_details AS tb3</text:p>
      <text:p text:style-name="Normal">ON tb1.orderid = tb3.orderid</text:p>
      <text:p text:style-name="Normal">GROUP BY tb2.companyname</text:p>
      <text:p text:style-name="Normal">ORDER BY count_purchases DESC</text:p>
      <text:p text:style-name="Normal">LIMIT 10;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SQL LAB 4<text:tab/><text:tab/>Nino Orton-Clark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no Orton-Clarke</meta:initial-creator>
    <dc:creator>Nino Orton-Clarke</dc:creator>
    <meta:creation-date>2022-10-06T15:04:00Z</meta:creation-date>
    <dc:date>2022-10-07T16:42:00Z</dc:date>
    <meta:template xlink:href="Normal" xlink:type="simple"/>
    <meta:editing-cycles>2</meta:editing-cycles>
    <meta:editing-duration>PT3420S</meta:editing-duration>
    <meta:document-statistic meta:page-count="3" meta:paragraph-count="6" meta:word-count="500" meta:character-count="3347" meta:row-count="23" meta:non-whitespace-character-count="2853"/>
  </office:meta>
</office:document-meta>
</file>